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frac>
      <mn>1</mn>
      <mrow>
        <mn>4</mn>
        <mspace width="0.5em"/>
        <mi mathvariant="normal">π</mi>
        <mspace width="0.5em"/>
        <msup>
          <mi>R</mi>
          <mn>2</mn>
        </msup>
      </mrow>
    </mfrac>
    <annotation encoding="StarMath 5.0">1 over { 4 ` %pi ` R ^2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22:53:29.227000000</meta:creation-date>
    <dc:date>2015-04-14T22:53:54.627000000</dc:date>
    <meta:editing-duration>PT25S</meta:editing-duration>
    <meta:editing-cycles>1</meta:editing-cycles>
    <meta:generator>LibreOffice/4.3.4.1$Windows_x86 LibreOffice_project/bc356b2f991740509f321d70e4512a6a54c5f243</meta:generator>
  </office:meta>
</office:document-meta>
</file>